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50000016FFF0B2A1D3F7E63C9.png" manifest:media-type="image/png"/>
  <manifest:file-entry manifest:full-path="Pictures/100002010000051500000258CB595692D45CA6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0862in" draw:z-index="0"><draw:image xlink:href="Pictures/100002010000051500000258CB595692D45CA66D.png" xlink:type="simple" xlink:show="embed" xlink:actuate="onLoad" loext:mime-type="image/png"/></draw:frame></text:p>
      <text:p text:style-name="Standard"><draw:frame draw:style-name="fr1" draw:name="Image2" text:anchor-type="paragraph" svg:width="6.6929in" svg:height="1.911in" draw:z-index="1"><draw:image xlink:href="Pictures/10000201000005050000016FFF0B2A1D3F7E63C9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3:11:55.108327383</meta:creation-date>
    <dc:date>2019-05-21T23:12:48.194125653</dc:date>
    <meta:editing-duration>PT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